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9.1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72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6a8759"/>
    </style:style>
    <style:style style:name="T3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a9b7c6"/>
    </style:style>
    <style:style style:name="T4" style:family="text">
      <style:text-properties fo:color="#cc7832"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/>
    </style:style>
    <style:style style:name="T5" style:family="text">
      <style:text-properties fo:color="#6a8759"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/>
    </style:style>
    <style:style style:name="T6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cc783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$notes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7.32" calcext:value-type="float">
            <text:p>17,3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18.35" calcext:value-type="float">
            <text:p>18,3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9.45" calcext:value-type="float">
            <text:p>19,4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21.83" calcext:value-type="float">
            <text:p>21,8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5.96" calcext:value-type="float">
            <text:p>25,9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9.14" calcext:value-type="float">
            <text:p>29,1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30.87" calcext:value-type="float">
            <text:p>30,8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4.65" calcext:value-type="float">
            <text:p>34,6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36.71" calcext:value-type="float">
            <text:p>36,7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8.89" calcext:value-type="float">
            <text:p>38,8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41.2" calcext:value-type="float">
            <text:p>41,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43.65" calcext:value-type="float">
            <text:p>43,6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46.25" calcext:value-type="float">
            <text:p>46,2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51.91" calcext:value-type="float">
            <text:p>51,9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58.27" calcext:value-type="float">
            <text:p>58,2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61.74" calcext:value-type="float">
            <text:p>61,7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65.41" calcext:value-type="float">
            <text:p>65,4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73.42" calcext:value-type="float">
            <text:p>73,4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77.78" calcext:value-type="float">
            <text:p>77,7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82.41" calcext:value-type="float">
            <text:p>82,4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87.31" calcext:value-type="float">
            <text:p>87,3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92.5" calcext:value-type="float">
            <text:p>92,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03.83" calcext:value-type="float">
            <text:p>103,8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16.54" calcext:value-type="float">
            <text:p>116,5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123.47" calcext:value-type="float">
            <text:p>123,4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130.81" calcext:value-type="float">
            <text:p>130,8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146.83" calcext:value-type="float">
            <text:p>146,8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55.56" calcext:value-type="float">
            <text:p>155,5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164.81" calcext:value-type="float">
            <text:p>164,8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174.61" calcext:value-type="float">
            <text:p>174,6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07.65" calcext:value-type="float">
            <text:p>207,6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33.08" calcext:value-type="float">
            <text:p>233,0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246.94" calcext:value-type="float">
            <text:p>246,9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261.63" calcext:value-type="float">
            <text:p>261,6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77.18" calcext:value-type="float">
            <text:p>277,1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293.66" calcext:value-type="float">
            <text:p>293,6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11.13" calcext:value-type="float">
            <text:p>311,1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329.63" calcext:value-type="float">
            <text:p>329,6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349.23" calcext:value-type="float">
            <text:p>349,2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69.99" calcext:value-type="float">
            <text:p>369,9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415.3" calcext:value-type="float">
            <text:p>415,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466.16" calcext:value-type="float">
            <text:p>466,1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493.88" calcext:value-type="float">
            <text:p>493,8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523.25" calcext:value-type="float">
            <text:p>523,2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554.37" calcext:value-type="float">
            <text:p>554,3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587.33" calcext:value-type="float">
            <text:p>587,3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622.25" calcext:value-type="float">
            <text:p>622,2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659.25" calcext:value-type="float">
            <text:p>659,2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698.46" calcext:value-type="float">
            <text:p>698,4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739.99" calcext:value-type="float">
            <text:p>739,9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783.99" calcext:value-type="float">
            <text:p>783,99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830.61" calcext:value-type="float">
            <text:p>830,6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932.33" calcext:value-type="float">
            <text:p>932,3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987.77" calcext:value-type="float">
            <text:p>987,7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1046.5" calcext:value-type="float">
            <text:p>1046,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108.73" calcext:value-type="float">
            <text:p>1108,7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1174.66" calcext:value-type="float">
            <text:p>1174,6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244.51" calcext:value-type="float">
            <text:p>1244,5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1318.51" calcext:value-type="float">
            <text:p>1318,5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1396.91" calcext:value-type="float">
            <text:p>1396,9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479.98" calcext:value-type="float">
            <text:p>1479,9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1567.98" calcext:value-type="float">
            <text:p>1567,9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661.22" calcext:value-type="float">
            <text:p>1661,2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1864.66" calcext:value-type="float">
            <text:p>1864,6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1975.53" calcext:value-type="float">
            <text:p>1975,5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217.46" calcext:value-type="float">
            <text:p>2217,4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2349.32" calcext:value-type="float">
            <text:p>2349,3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489.02" calcext:value-type="float">
            <text:p>2489,0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2637.02" calcext:value-type="float">
            <text:p>2637,0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2793.83" calcext:value-type="float">
            <text:p>2793,8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2959.96" calcext:value-type="float">
            <text:p>2959,9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3135.96" calcext:value-type="float">
            <text:p>3135,9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322.44" calcext:value-type="float">
            <text:p>3322,4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3729.31" calcext:value-type="float">
            <text:p>3729,3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3951.07" calcext:value-type="float">
            <text:p>3951,07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office:value-type="float" office:value="4186.01" calcext:value-type="float">
            <text:p>4186,0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office:value-type="float" office:value="4434.92" calcext:value-type="float">
            <text:p>4434,9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office:value-type="float" office:value="4698.63" calcext:value-type="float">
            <text:p>4698,6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office:value-type="float" office:value="4978.03" calcext:value-type="float">
            <text:p>4978,0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office:value-type="float" office:value="5274.04" calcext:value-type="float">
            <text:p>5274,0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office:value-type="float" office:value="5587.65" calcext:value-type="float">
            <text:p>5587,65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5919.91" calcext:value-type="float">
            <text:p>5919,91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office:value-type="float" office:value="6271.93" calcext:value-type="float">
            <text:p>6271,9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office:value-type="float" office:value="6644.88" calcext:value-type="float">
            <text:p>6644,8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office:value-type="float" office:value="7458.62" calcext:value-type="float">
            <text:p>7458,6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notes[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office:value-type="float" office:value="7902.13" calcext:value-type="float">
            <text:p>7902,13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8372.018" calcext:value-type="float">
            <text:p>8372,018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Do#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8869.844" calcext:value-type="float">
            <text:p>8869,84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9397.272" calcext:value-type="float">
            <text:p>9397,27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Re#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9956.064" calcext:value-type="float">
            <text:p>9956,06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0548.084" calcext:value-type="float">
            <text:p>10548,08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1175.304" calcext:value-type="float">
            <text:p>11175,30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Fa#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1839.82" calcext:value-type="float">
            <text:p>11839,8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2543.856" calcext:value-type="float">
            <text:p>12543,856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ol#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3289.752" calcext:value-type="float">
            <text:p>13289,752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4080" calcext:value-type="float">
            <text:p>14080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La#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4917.24" calcext:value-type="float">
            <text:p>14917,2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 office:value-type="string" calcext:value-type="string">
            <text:p>$notes[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pan text:style-name="T1">] = [</text:span><text:span text:style-name="T2">'octave' </text:span><text:span text:style-name="T3">=&gt; 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,</text:span><text:span text:style-name="T2">'note' </text:span><text:span text:style-name="T3">=&gt; </text:span><text:span text:style-name="T2">'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‘, ‘frequency’ =&gt;</text:p>
          </table:table-cell>
          <table:table-cell table:style-name="ce3" office:value-type="float" office:value="15804.264" calcext:value-type="float">
            <text:p>15804,264</text:p>
          </table:table-cell>
          <table:table-cell office:value-type="string" calcext:value-type="string">
            <text:p><text:span text:style-name="T5">'</text:span><text:span text:style-name="T3">]</text:span><text:span text:style-name="T6">;</text:span></text:p>
          </table:table-cell>
          <table:table-cell/>
          <table:table-cell table:style-name="ce4" table:number-columns-repeated="2"/>
          <table:table-cell table:number-columns-repeated="3"/>
        </table:table-row>
        <table:table-row table:style-name="ro3" table:number-rows-repeated="11"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ce3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ce3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9:38:32.183981425</meta:creation-date>
    <dc:date>2016-08-24T19:58:09.715673064</dc:date>
    <meta:editing-duration>PT9M26S</meta:editing-duration>
    <meta:editing-cycles>4</meta:editing-cycles>
    <meta:generator>LibreOffice/5.1.4.2$Linux_X86_64 LibreOffice_project/10m0$Build-2</meta:generator>
    <meta:document-statistic meta:table-count="1" meta:cell-count="1080" meta:object-count="0"/>
  </office:meta>
</office:document-meta>
</file>